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Georgia" svg:font-family="Georgia, 'Times New Roman', serif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Heading_20_3" style:master-page-name="First_20_Page">
      <style:paragraph-properties style:page-number="auto"/>
      <style:text-properties fo:font-variant="normal" fo:text-transform="none" fo:color="#000000" loext:opacity="100%" style:font-name="Times New Roman" fo:font-size="16pt" fo:letter-spacing="normal" fo:font-style="normal" fo:font-weight="normal" officeooo:paragraph-rsid="0077fdf3" style:font-size-asian="16pt" style:font-size-complex="16pt"/>
    </style:style>
    <style:style style:name="P9" style:family="paragraph" style:parent-style-name="Heading_20_3">
      <style:paragraph-properties fo:margin-left="0cm" fo:margin-right="0cm" fo:margin-top="0.397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officeooo:paragraph-rsid="00820a39" style:font-size-asian="16pt" style:font-size-complex="16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40%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499cm" style:contextual-spacing="false" fo:line-height="140%" fo:orphans="2" fo:widows="2" fo:text-indent="0cm" style:auto-text-indent="false"/>
      <style:text-properties officeooo:paragraph-rsid="00820a39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e0e0e0" loext:opacity="100%" style:font-name="Georgia" fo:font-size="14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e0e0e0" loext:opacity="100%" fo:font-size="14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e0e0e0" loext:opacity="100%" style:font-name="Times New Roman" fo:font-size="14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ffcc00" loext:opacity="100%" style:font-name="Georgia" fo:font-size="14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ffcc00" loext:opacity="100%" fo:font-size="14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ffcc00" loext:opacity="100%" style:font-name="Times New Roman" fo:font-size="14pt" fo:letter-spacing="normal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style:font-name="Times New Roman" fo:font-size="14pt" fo:letter-spacing="normal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000000" loext:opacity="100%" style:font-name="Times New Roman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000000" loext:opacity="100%" style:font-name="Times New Roman" fo:font-size="16pt" fo:letter-spacing="normal" fo:font-style="normal" fo:font-weight="normal" fo:background-color="#ffffff" loext:char-shading-value="0" style:font-size-asian="16pt" style:font-size-complex="16pt" loext:padding="0cm" loext:border="none"/>
    </style:style>
    <style:style style:name="T12" style:family="text">
      <style:text-properties style:font-name="Georgia" fo:font-style="normal" fo:font-weight="normal"/>
    </style:style>
    <style:style style:name="T13" style:family="text">
      <style:text-properties fo:font-style="normal" fo:font-weight="normal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По горизонтали:</text:h>
      <text:p text:style-name="P10"><text:span text:style-name="Strong_20_Emphasis"><text:span text:style-name="T11">1.</text:span></text:span><text:span text:style-name="T11">То, что одержала наша страна в 1945 году</text:span></text:p>
      <text:p text:style-name="P10"><text:span text:style-name="Strong_20_Emphasis"><text:span text:style-name="T11">4.</text:span></text:span><text:span text:style-name="T11">Государственный символ — полотнище с гербом</text:span></text:p>
      <text:p text:style-name="P10"><text:span text:style-name="Strong_20_Emphasis"><text:span text:style-name="T11">6.</text:span></text:span><text:span text:style-name="T11">Человек, прошедший войну</text:span></text:p>
      <text:p text:style-name="P10"><text:span text:style-name="Strong_20_Emphasis"><text:span text:style-name="T11">7.</text:span></text:span><text:span text:style-name="T11">Празничный артиллерийский</text:span><text:span text:style-name="Emphasis"><text:span text:style-name="T11">...</text:span></text:span><text:span text:style-name="T11">в честь Победы</text:span></text:p>
      <text:p text:style-name="P10"><text:span text:style-name="Strong_20_Emphasis"><text:span text:style-name="T11">9.</text:span></text:span><text:span text:style-name="T11">Столица нашей Родины</text:span></text:p>
      <text:p text:style-name="P10"><text:span text:style-name="Strong_20_Emphasis"><text:span text:style-name="T11">10.</text:span></text:span><text:span text:style-name="T11">Чёрно-оранжевая</text:span><text:span text:style-name="Emphasis"><text:span text:style-name="T11">...</text:span></text:span><text:span text:style-name="T11">— символ Победы</text:span></text:p>
      <text:p text:style-name="P10"><text:span text:style-name="Strong_20_Emphasis"><text:span text:style-name="T11">12.</text:span></text:span><text:span text:style-name="T11">Главный город, за который шли бои в 1941 году (оборона)</text:span></text:p>
      <text:p text:style-name="P10"><text:span text:style-name="Strong_20_Emphasis"><text:span text:style-name="T11">13.</text:span></text:span><text:span text:style-name="T11">Торжественное шествие войск 9 Мая на Красной площади</text:span></text:p>
      <text:p text:style-name="P10"><text:span text:style-name="Strong_20_Emphasis"><text:span text:style-name="T11">15.</text:span></text:span><text:span text:style-name="T11">То, что подарила Победа людям, противоположность войне</text:span></text:p>
      <text:p text:style-name="P11"><text:span text:style-name="Strong_20_Emphasis"><text:span text:style-name="T11">16.</text:span></text:span><text:span text:style-name="T11">Цветок, который традиционно возлагают к памятникам 9 Мая</text:span></text:p>
      <text:h text:style-name="P9" text:outline-level="3"><text:span text:style-name="T13">По вертикали:</text:span></text:h>
      <text:p text:style-name="P10"><text:span text:style-name="Strong_20_Emphasis"><text:span text:style-name="T11">1.</text:span></text:span><text:span text:style-name="T11">Вооружённый конфликт 1941–1945 годов</text:span></text:p>
      <text:p text:style-name="P10"><text:span text:style-name="Strong_20_Emphasis"><text:span text:style-name="T11">2.</text:span></text:span><text:span text:style-name="T11">Боевая машина на гусеницах</text:span></text:p>
      <text:p text:style-name="P10"><text:span text:style-name="Strong_20_Emphasis"><text:span text:style-name="T11">3.</text:span></text:span><text:span text:style-name="T11">Государство, которое напало на СССР в 1941 году</text:span></text:p>
      <text:p text:style-name="P10"><text:span text:style-name="Strong_20_Emphasis"><text:span text:style-name="T11">5.</text:span></text:span><text:span text:style-name="T11">Знак отличия за боевые заслуги</text:span></text:p>
      <text:p text:style-name="P10"><text:span text:style-name="Strong_20_Emphasis"><text:span text:style-name="T11">8.</text:span></text:span><text:span text:style-name="T11">Человек, совершивший героический поступок</text:span></text:p>
      <text:p text:style-name="P10"><text:span text:style-name="Strong_20_Emphasis"><text:span text:style-name="T11">10.</text:span></text:span><text:span text:style-name="T11">Что мы храним о тех, кто погиб на войне</text:span></text:p>
      <text:p text:style-name="P10"><text:span text:style-name="Strong_20_Emphasis"><text:span text:style-name="T11">11.</text:span></text:span><text:span text:style-name="T11">Линия расположения войск, передовая позиция</text:span></text:p>
      <text:p text:style-name="P10"><text:span text:style-name="Strong_20_Emphasis"><text:span text:style-name="T11">14.</text:span></text:span><text:span text:style-name="T11">Столица Германии, взятая в 1945 году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Georgia" svg:font-family="Georgia, 'Times New Roman', serif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6T14:38:59.607846964</meta:creation-date>
    <dc:title>Default</dc:title>
    <meta:editing-cycles>2</meta:editing-cycles>
    <meta:editing-duration>PT5M40S</meta:editing-duration>
    <meta:generator>LibreOffice/7.6.7.2$Linux_X86_64 LibreOffice_project/60$Build-2</meta:generator>
    <dc:date>2026-05-06T14:44:39.766579429</dc:date>
    <meta:document-statistic meta:table-count="1" meta:image-count="0" meta:object-count="0" meta:page-count="1" meta:paragraph-count="30" meta:word-count="132" meta:character-count="875" meta:non-whitespace-character-count="773"/>
  </office:meta>
</office:document-meta>
</file>